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fbbb7" officeooo:paragraph-rsid="000fbbb7"/>
    </style:style>
    <style:style style:name="T1" style:family="text">
      <style:text-properties officeooo:rsid="00112475"/>
    </style:style>
    <style:style style:name="T2" style:family="text">
      <style:text-properties officeooo:rsid="00121e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ranck bouysse est un écrivain français ayant la cinquantaine, il vient d’un milieu très rural, la maison de ses parent est un vieille ferme rénové au millieu de la campagne et c’est quelque chose qui a mon avis va beaucoup jouer dans sa manière d’écrire mais j’y reviendrai. Il n’étais pas vraiment destiné à être écrivain bien qu’ayant toujours eu un intérêt pour la littérature il à étudié et enseigner la biologie. <text:span text:style-name="T1">Née d’aucune femme donc est un roman polyphonique dans lequel on va suivre l’histoire de rose une jeune fille vendu par son père à un mystérieux personnage pour survivre à la pauvreté. Mais au fil de l’avancement de l’histoire celle-ci va subir les pire horreurs et survivra à cela en se raccrochant à sa remarquable force mentale et à l’écriture. Un prêtre, Gabrielle, va alors découvrir les cahiers qu’elle a écrit durant cette période.</text:span></text:p>
      <text:p text:style-name="P1"/>
      <text:p text:style-name="P1">- <text:span text:style-name="T2">j’ai dis que c’est un roman polyphonique...</text:span></text:p>
      <text:p text:style-name="P1"/>
      <text:p text:style-name="P1">- <text:span text:style-name="T2">enfance de franck bouysse... (l’homme peuplé)</text:span></text:p>
      <text:p text:style-name="P1"/>
      <text:p text:style-name="P1">- <text:span text:style-name="T2">jamais lu un roman d’une telle noirceur</text:span></text:p>
      <text:p text:style-name="P1"/>
      <text:p text:style-name="P1">- <text:span text:style-name="T2">la poésie de franck bouysse malgré tout</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9T16:02:24.936200438</meta:creation-date>
    <dc:date>2024-06-30T13:43:09.081235761</dc:date>
    <meta:editing-duration>PT10M3S</meta:editing-duration>
    <meta:editing-cycles>4</meta:editing-cycles>
    <meta:generator>LibreOffice/7.4.7.2$Linux_X86_64 LibreOffice_project/40$Build-2</meta:generator>
    <meta:document-statistic meta:table-count="0" meta:image-count="0" meta:object-count="0" meta:page-count="1" meta:paragraph-count="5" meta:word-count="177" meta:character-count="1031" meta:non-whitespace-character-count="859"/>
  </office:meta>
</office:document-meta>
</file>